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f09c" officeooo:paragraph-rsid="0016f09c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f09c" officeooo:paragraph-rsid="0016f09c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16f09c" officeooo:paragraph-rsid="0016f09c"/>
    </style:style>
    <style:style style:name="P4" style:family="paragraph" style:parent-style-name="Text_20_body">
      <style:text-properties officeooo:rsid="0016f09c" officeooo:paragraph-rsid="0016f09c"/>
    </style:style>
    <style:style style:name="P5" style:family="paragraph" style:parent-style-name="Text_20_body">
      <style:text-properties officeooo:rsid="00183415" officeooo:paragraph-rsid="00183415"/>
    </style:style>
    <style:style style:name="P6" style:family="paragraph" style:parent-style-name="Text_20_body">
      <style:text-properties officeooo:rsid="00183415" officeooo:paragraph-rsid="0019a418"/>
    </style:style>
    <style:style style:name="P7" style:family="paragraph" style:parent-style-name="Text_20_body">
      <style:text-properties officeooo:rsid="0019a418" officeooo:paragraph-rsid="0019a418"/>
    </style:style>
    <style:style style:name="P8" style:family="paragraph" style:parent-style-name="Heading_20_3">
      <style:text-properties officeooo:rsid="0016f09c" officeooo:paragraph-rsid="0016f09c"/>
    </style:style>
    <style:style style:name="P9" style:family="paragraph" style:parent-style-name="Heading_20_3">
      <style:text-properties officeooo:rsid="00183415" officeooo:paragraph-rsid="00183415"/>
    </style:style>
    <style:style style:name="T1" style:family="text">
      <style:text-properties officeooo:rsid="0019a418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4349 - Computer Vision</text:p>
      <text:p text:style-name="Title">Project Proposal</text:p>
      <text:p text:style-name="Subtitle">Dynamic Sign Language Detection</text:p>
      <text:p text:style-name="P3"/>
      <text:p text:style-name="P3"/>
      <text:p text:style-name="P3">Aniket Dhar, Philipp Dürnay</text:p>
      <text:p text:style-name="P1"/>
      <text:p text:style-name="P1"/>
      <text:p text:style-name="P2"/>
      <text:h text:style-name="P8" text:outline-level="3">Goal</text:h>
      <text:p text:style-name="P4">The goal is the detection of letters in English sign language in a video. The system should analyze a video and output a string of the spoken letters in the video. Ideally the letters are shown in real-time.</text:p>
      <text:h text:style-name="P9" text:outline-level="3">Outline</text:h>
      <text:p text:style-name="P5">We expect that roughly 5 steps are necessary for the final application:</text:p>
      <text:p text:style-name="P5">1. Reading of video frames.</text:p>
      <text:p text:style-name="P5">2. Tracking of hand posture and movements.</text:p>
      <text:p text:style-name="P5">3. Recognizing letters based on hand posture.</text:p>
      <text:p text:style-name="P5">4. Displaying recognized result.</text:p>
      <text:p text:style-name="P5">For the project we want to focus on step 3, the recognition of letters. For the other steps available technologies shall be used.</text:p>
      <text:h text:style-name="P9" text:outline-level="3">Technology</text:h>
      <text:p text:style-name="P6">We will use <text:span text:style-name="T2">Python</text:span> as a programming language in combination with the <text:span text:style-name="T2">OpenCV</text:span> library <text:span text:style-name="T1">for the image processing part</text:span>. <text:span text:style-name="T1">Libraries to read video frames and to track gestures are available. To train our classifier we will use a available dataset. There are multiple datasets available online, e.g. here:</text:span></text:p>
      <text:p text:style-name="P6"><text:span text:style-name="T1">http://facundoq.github.io/unlp/sign_language_datasets/index.html </text:span><text:s/></text:p>
      <text:p text:style-name="P7">A final decision will be made during the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4:44:27.040932260</meta:creation-date>
    <dc:date>2017-05-14T15:15:44.759536066</dc:date>
    <meta:editing-duration>PT7M4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71" meta:character-count="1083" meta:non-whitespace-character-count="927"/>
  </office:meta>
</office:document-meta>
</file>